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d317a" officeooo:paragraph-rsid="000d317a"/>
    </style:style>
    <style:style style:name="P2" style:family="paragraph" style:parent-style-name="Standard">
      <style:text-properties fo:font-size="14pt" officeooo:rsid="000d317a" officeooo:paragraph-rsid="000d317a" style:font-size-asian="14pt" style:font-size-complex="14pt"/>
    </style:style>
    <style:style style:name="P3" style:family="paragraph" style:parent-style-name="Standard">
      <style:text-properties fo:font-size="14pt" officeooo:paragraph-rsid="000d317a" style:font-size-asian="14pt" style:font-size-complex="14pt"/>
    </style:style>
    <style:style style:name="P4" style:family="paragraph" style:parent-style-name="Standard">
      <style:text-properties fo:font-size="14pt" officeooo:rsid="000e32ce" officeooo:paragraph-rsid="000e32ce" style:font-size-asian="14pt" style:font-size-complex="14pt"/>
    </style:style>
    <style:style style:name="P5" style:family="paragraph" style:parent-style-name="Standard">
      <style:text-properties fo:font-size="14pt" officeooo:rsid="000f482e" officeooo:paragraph-rsid="000f482e" style:font-size-asian="14pt" style:font-size-complex="14pt"/>
    </style:style>
    <style:style style:name="P6" style:family="paragraph" style:parent-style-name="Standard">
      <style:text-properties fo:font-size="14pt" officeooo:rsid="0010d502" officeooo:paragraph-rsid="0010d502" style:font-size-asian="14pt" style:font-size-complex="14pt"/>
    </style:style>
    <style:style style:name="P7" style:family="paragraph" style:parent-style-name="Standard">
      <style:text-properties fo:font-size="14pt" officeooo:rsid="0012a437" officeooo:paragraph-rsid="0012a437" style:font-size-asian="14pt" style:font-size-complex="14pt"/>
    </style:style>
    <style:style style:name="P8" style:family="paragraph" style:parent-style-name="Standard">
      <style:text-properties fo:font-size="14pt" officeooo:rsid="0012a437" officeooo:paragraph-rsid="001449e5" style:font-size-asian="14pt" style:font-size-complex="14pt"/>
    </style:style>
    <style:style style:name="P9" style:family="paragraph" style:parent-style-name="Standard">
      <style:text-properties fo:font-size="14pt" officeooo:rsid="001449e5" officeooo:paragraph-rsid="001449e5" style:font-size-asian="14pt" style:font-size-complex="14pt"/>
    </style:style>
    <style:style style:name="P10" style:family="paragraph" style:parent-style-name="Standard">
      <style:text-properties fo:font-size="14pt" officeooo:rsid="001449e5" officeooo:paragraph-rsid="0015657d" style:font-size-asian="14pt" style:font-size-complex="14pt"/>
    </style:style>
    <style:style style:name="P11" style:family="paragraph" style:parent-style-name="Standard">
      <style:text-properties fo:font-size="14pt" officeooo:rsid="00159f6c" officeooo:paragraph-rsid="00159f6c" style:font-size-asian="14pt" style:font-size-complex="14pt"/>
    </style:style>
    <style:style style:name="P12" style:family="paragraph" style:parent-style-name="Standard">
      <style:text-properties fo:font-size="14pt" officeooo:rsid="0015657d" officeooo:paragraph-rsid="0015657d" style:font-size-asian="14pt" style:font-size-complex="14pt"/>
    </style:style>
    <style:style style:name="P13" style:family="paragraph" style:parent-style-name="Standard">
      <style:text-properties officeooo:rsid="000f482e" officeooo:paragraph-rsid="000f482e"/>
    </style:style>
    <style:style style:name="P14" style:family="paragraph" style:parent-style-name="Standard">
      <style:text-properties fo:color="#000000" fo:font-size="14pt" style:text-underline-style="none" officeooo:rsid="000d317a" officeooo:paragraph-rsid="000d317a" style:font-size-asian="14pt" style:font-size-complex="14pt"/>
    </style:style>
    <style:style style:name="P15" style:family="paragraph" style:parent-style-name="Standard">
      <style:text-properties fo:color="#000000" fo:font-size="14pt" style:text-underline-style="none" officeooo:rsid="000e1b27" officeooo:paragraph-rsid="000e1b27" style:font-size-asian="14pt" style:font-size-complex="14pt"/>
    </style:style>
    <style:style style:name="P16" style:family="paragraph" style:parent-style-name="Standard">
      <style:text-properties fo:color="#000000" style:text-underline-style="none" officeooo:rsid="000e1b27" officeooo:paragraph-rsid="000e1b27"/>
    </style:style>
    <style:style style:name="P17" style:family="paragraph" style:parent-style-name="Standard">
      <style:text-properties fo:font-size="14pt" officeooo:rsid="001c479b" officeooo:paragraph-rsid="001c479b" style:font-size-asian="14pt" style:font-size-complex="14pt"/>
    </style:style>
    <style:style style:name="P18" style:family="paragraph" style:parent-style-name="Standard">
      <style:text-properties fo:font-size="14pt" officeooo:rsid="001ea2c7" officeooo:paragraph-rsid="001ea2c7" style:font-size-asian="14pt" style:font-size-complex="14pt"/>
    </style:style>
    <style:style style:name="P19" style:family="paragraph" style:parent-style-name="Standard">
      <style:text-properties fo:font-size="14pt" officeooo:rsid="00206abd" officeooo:paragraph-rsid="00206abd" style:font-size-asian="14pt" style:font-size-complex="14pt"/>
    </style:style>
    <style:style style:name="P20" style:family="paragraph" style:parent-style-name="Standard">
      <style:text-properties fo:font-size="14pt" officeooo:rsid="00219818" officeooo:paragraph-rsid="00219818" style:font-size-asian="14pt" style:font-size-complex="14pt"/>
    </style:style>
    <style:style style:name="P21" style:family="paragraph">
      <style:paragraph-properties fo:text-align="center"/>
    </style:style>
    <style:style style:name="T1" style:family="text">
      <style:text-properties officeooo:rsid="000d317a"/>
    </style:style>
    <style:style style:name="T2" style:family="text">
      <style:text-properties fo:color="#000000" style:text-underline-style="none"/>
    </style:style>
    <style:style style:name="T3" style:family="text">
      <style:text-properties fo:color="#000000" style:text-underline-style="none" officeooo:rsid="000d317a"/>
    </style:style>
    <style:style style:name="T4" style:family="text">
      <style:text-properties fo:color="#000000" style:text-underline-style="none" officeooo:rsid="000e1b27"/>
    </style:style>
    <style:style style:name="T5" style:family="text">
      <style:text-properties officeooo:rsid="001449e5"/>
    </style:style>
    <style:style style:name="T6" style:family="text">
      <style:text-properties officeooo:rsid="0015657d"/>
    </style:style>
    <style:style style:name="T7" style:family="text">
      <style:text-properties officeooo:rsid="001c09c5"/>
    </style:style>
    <style:style style:name="T8" style:family="text">
      <style:text-properties officeooo:rsid="001d1df7"/>
    </style:style>
    <style:style style:name="T9" style:family="text">
      <style:text-properties officeooo:rsid="001ea2c7"/>
    </style:style>
    <style:style style:name="T10" style:family="text">
      <style:text-properties officeooo:rsid="00219818"/>
    </style:style>
    <style:style style:name="gr1" style:family="graphic">
      <style:graphic-properties draw:textarea-horizontal-align="justify" draw:textarea-vertical-align="middle" draw:auto-grow-height="false" fo:min-height="0.767cm" fo:min-width="0.76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justify" draw:textarea-vertical-align="middle" draw:auto-grow-height="false" fo:min-height="0.787cm" fo:min-width="0.78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textarea-horizontal-align="justify" draw:textarea-vertical-align="middle" draw:auto-grow-height="false" fo:min-height="0.861cm" fo:min-width="0.86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textarea-horizontal-align="justify" draw:textarea-vertical-align="middle" draw:auto-grow-height="false" fo:min-height="0.938cm" fo:min-width="0.93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textarea-horizontal-align="justify" draw:textarea-vertical-align="middle" draw:auto-grow-height="false" fo:min-height="0.9cm" fo:min-width="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textarea-horizontal-align="justify" draw:textarea-vertical-align="middle" draw:auto-grow-height="false" fo:min-height="0.919cm" fo:min-width="0.91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Q)Let M be an n×n matrix (think of Microsoft Excel file) with following structure</text:p>
      <text:p text:style-name="P2"><text:s text:c="3"/>• Each cell of M is indexed by iσ, where i ∈ N \ {0} and σ is an alphabet. <text:s/></text:p>
      <text:p text:style-name="P2"><text:s text:c="3"/>• Every cell iσ is either a constant number or a formula whose variables are</text:p>
      <text:p text:style-name="P2"><text:s text:c="6"/>other cells of M .</text:p>
      <text:p text:style-name="P2"><text:s text:c="4"/>Design, implement and analyse a space and time efficient algorithm and nec-</text:p>
      <text:p text:style-name="P2"><text:s text:c="4"/>essary data structure for the cells of M such that when a particular cell i 0 σ 0</text:p>
      <text:p text:style-name="P2"><text:s text:c="4"/>is updated there is least amount of computation required to update the cells</text:p>
      <text:p text:style-name="P2"><text:s text:c="4"/>depending on i 0 σ 0 and thus producing an efficient matrix update mechanism.</text:p>
      <text:p text:style-name="P2">Solution:</text:p>
      <text:p text:style-name="P3"><text:span text:style-name="T1">-&gt;Algorithm used:Adjacecny list , Dfs(Depth first search)</text:span><text:span text:style-name="T2"> , </text:span><text:span text:style-name="T3">Topological Sort , String manupulation,</text:span></text:p>
      <text:p text:style-name="P14">-&gt;Very first thing to solve this question is to we need to a understand the problem first. It clearly states that a number is depended on many values so if a node is depended on more than one value than concept of tree is used and as per the question it will be a directed graph.</text:p>
      <text:p text:style-name="P14">-&gt;Next thing is to decide whether it will be a cyclic or acyclic graph so as per my code I have tried to fix the problem of the excel file so I have used a cyclic graph and it will change the value of a cell once.</text:p>
      <text:p text:style-name="P14">-&gt;Next thing is the assumtion .In my code I have assumed that the matrix will be a matrix of 3X3 matrix and number of opertation will not be more than 4(it means the dependency ).As if we need to increase the size of the matrix then it can be done easily just we need to make change in my code.</text:p>
      <text:p text:style-name="P2"><text:span text:style-name="T2">-</text:span><text:span text:style-name="T4">&gt;Now first I will explain how I have used Adjacecny list.</text:span></text:p>
      <text:p text:style-name="P15">-&gt;First of all matrix will be in the form of </text:p>
      <text:p text:style-name="P15">A B C</text:p>
      <text:p text:style-name="P15">D E F</text:p>
      <text:p text:style-name="P15">G H I</text:p>
      <text:p text:style-name="P15">Now the user will input the formula</text:p>
      <text:p text:style-name="P15">Initially all the elements are zero and the first element(A) will be taken input from user.</text:p>
      <text:p text:style-name="P15">So now user will input</text:p>
      <text:p text:style-name="P15">B=4*A</text:p>
      <text:p text:style-name="P15">So in this the list will be in the form A -&gt; B.</text:p>
      <text:p text:style-name="P15">Because the value of B is dependend on the value of A.And the constant multiplication will be taken care during the code it will be taken at real time simulation.</text:p>
      <text:p text:style-name="P15">Another example</text:p>
      <text:p text:style-name="P15">B=3*C+2*A+3*E</text:p>
      <text:p text:style-name="P15">So C-&gt;B,A-&gt;B,E-&gt;B</text:p>
      <text:p text:style-name="P15">So as per my code the graph is been made dynamically means at every input of the formula a new graph is made </text:p>
      <text:p text:style-name="P4"><text:soft-page-break/>Like for example:</text:p>
      <text:p text:style-name="P4">B=4*A</text:p>
      <text:p text:style-name="P4"><draw:custom-shape text:anchor-type="paragraph" draw:z-index="0" draw:name="Shape1" draw:style-name="gr1" draw:text-style-name="P21" svg:width="1.086cm" svg:height="1.086cm" svg:x="0.298cm" svg:y="0.161cm"><text:p text:style-name="P21">A</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2" draw:name="Shape3" draw:style-name="gr2" draw:text-style-name="P21" svg:x1="1.939cm" svg:y1="0.742cm" svg:x2="1.674cm" svg:y2="0.557cm"><text:p/></draw:line><draw:custom-shape text:anchor-type="paragraph" draw:z-index="4" draw:name="Shape5" draw:style-name="gr3" draw:text-style-name="P21" svg:width="1.112cm" svg:height="1.112cm" svg:x="2.732cm" svg:y="0.213cm"><text:p text:style-name="P21">B</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4"><draw:line text:anchor-type="paragraph" draw:z-index="1" draw:name="Shape2" draw:style-name="gr2" draw:text-style-name="P21" svg:x1="1.383cm" svg:y1="0.175cm" svg:x2="2.6cm" svg:y2="0.175cm"><text:p/></draw:line><draw:line text:anchor-type="paragraph" draw:z-index="3" draw:name="Shape4" draw:style-name="gr2" draw:text-style-name="P21" svg:x1="1.938cm" svg:y1="0.175cm" svg:x2="1.7cm" svg:y2="0.36cm"><text:p/></draw:line></text:p>
      <text:p text:style-name="P16"/>
      <text:p text:style-name="P13">After the first input the above graph will be made .</text:p>
      <text:p text:style-name="P13">C=B+A</text:p>
      <text:p text:style-name="P13"/>
      <text:p text:style-name="P1"><draw:custom-shape text:anchor-type="paragraph" draw:z-index="5" draw:name="Shape6" draw:style-name="gr4" draw:text-style-name="P21" svg:width="1.218cm" svg:height="1.218cm" svg:x="0.139cm" svg:y="0.12cm"><text:p text:style-name="P21">A</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6" draw:name="Shape7" draw:style-name="gr5" draw:text-style-name="P21" svg:width="1.324cm" svg:height="1.324cm" svg:x="2.309cm" svg:y="0.093cm"><text:p text:style-name="P21">B</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 draw:name="Shape8" draw:style-name="gr6" draw:text-style-name="P21" svg:width="1.271cm" svg:height="1.271cm" svg:x="1.462cm" svg:y="2.501cm"><text:p text:style-name="P21">C</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8" draw:name="Shape9" draw:style-name="gr2" draw:text-style-name="P21" svg:x1="1.356cm" svg:y1="0.728cm" svg:x2="2.467cm" svg:y2="0.754cm"><text:p/></draw:line><draw:line text:anchor-type="paragraph" draw:z-index="9" draw:name="Shape10" draw:style-name="gr2" draw:text-style-name="P21" svg:x1="2.944cm" svg:y1="1.416cm" svg:x2="2.15cm" svg:y2="2.739cm"><text:p/></draw:line><draw:line text:anchor-type="paragraph" draw:z-index="10" draw:name="Shape11" draw:style-name="gr2" draw:text-style-name="P21" svg:x1="1.092cm" svg:y1="1.337cm" svg:x2="1.939cm" svg:y2="2.501cm"><text:p/></draw:line><draw:line text:anchor-type="paragraph" draw:z-index="11" draw:name="Shape12" draw:style-name="gr2" draw:text-style-name="P21" svg:x1="1.833cm" svg:y1="0.755cm" svg:x2="1.542cm" svg:y2="0.464cm"><text:p/></draw:line><draw:line text:anchor-type="paragraph" draw:z-index="12" draw:name="Shape13" draw:style-name="gr2" draw:text-style-name="P21" svg:x1="1.832cm" svg:y1="0.755cm" svg:x2="1.356cm" svg:y2="1.073cm"><text:p/></draw:line><draw:line text:anchor-type="paragraph" draw:z-index="13" draw:name="Shape14" draw:style-name="gr2" draw:text-style-name="P21" svg:x1="2.547cm" svg:y1="2.078cm" svg:x2="2.362cm" svg:y2="1.681cm"><text:p/></draw:line><draw:line text:anchor-type="paragraph" draw:z-index="14" draw:name="Shape15" draw:style-name="gr2" draw:text-style-name="P21" svg:x1="2.547cm" svg:y1="2.078cm" svg:x2="3.367cm" svg:y2="1.813cm"><text:p/></draw:line><draw:line text:anchor-type="paragraph" draw:z-index="15" draw:name="Shape16" draw:style-name="gr2" draw:text-style-name="P21" svg:x1="1.489cm" svg:y1="1.866cm" svg:x2="1.489cm" svg:y2="1.337cm"><text:p/></draw:line><draw:line text:anchor-type="paragraph" draw:z-index="16" draw:name="Shape17" draw:style-name="gr2" draw:text-style-name="P21" svg:x1="1.488cm" svg:y1="1.866cm" svg:x2="0.774cm" svg:y2="1.866cm"><text:p/></draw:line></text:p>
      <text:p text:style-name="P1"/>
      <text:p text:style-name="P1"/>
      <text:p text:style-name="P1"/>
      <text:p text:style-name="P1"/>
      <text:p text:style-name="P1"/>
      <text:p text:style-name="P1"/>
      <text:p text:style-name="P1"/>
      <text:p text:style-name="P5">So after the second input this graph will be made.</text:p>
      <text:p text:style-name="P5">So now we need to check if we change one value than how many values will be changed according to that value,in simple meaning we need to check which all elements are connected to a particular element now this can be done using DFS(Depth First Search).</text:p>
      <text:p text:style-name="P6">The algo used in dfs is </text:p>
      <text:p text:style-name="P6">First maintain a array of nodes to check whether that node is visited or not.</text:p>
      <text:p text:style-name="P9">The following code is a example of using dfs in the question.</text:p>
      <text:p text:style-name="P8">void dfs(int a)</text:p>
      <text:p text:style-name="P7">{</text:p>
      <text:p text:style-name="P7"><text:tab/><text:span text:style-name="T5">v[a]=1;//it is used for taking care of the visited node</text:span></text:p>
      <text:p text:style-name="P7"><text:tab/><text:span text:style-name="T5">int i;</text:span></text:p>
      <text:p text:style-name="P9"><text:tab/>for(i=0;i&lt;b[a].size();i++)//b is the vector array which stores all the node connected with a</text:p>
      <text:p text:style-name="P9"><text:tab/>{</text:p>
      <text:p text:style-name="P9"><text:tab/><text:tab/>if(v[b[a].at(i)]==0)//if the particular node is unvisited than it will go for dfs</text:p>
      <text:p text:style-name="P9"><text:tab/><text:tab/><text:tab/>dfs(b[a].at(i));//dfs recurssive function for the unvisited node<text:tab/></text:p>
      <text:p text:style-name="P9"><text:tab/>}</text:p>
      <text:p text:style-name="P7">}</text:p>
      <text:p text:style-name="P9">So by using the above algo we can know by changing a particluar value which values will be changed and which will not be changed.</text:p>
      <text:p text:style-name="P9">For using this algo we need to make a list </text:p>
      <text:p text:style-name="P9">The algo for that is </text:p>
      <text:p text:style-name="P9">Input a string and after every constant value a node will be inputed and then insert it into the list.</text:p>
      <text:p text:style-name="P9">Now during dfs there will be slight change</text:p>
      <text:p text:style-name="P10"><text:soft-page-break/>For knowing <text:span text:style-name="T6">by how much the value need to be changed we need to know the difference of the previous value of node and the current value of the node.</text:span></text:p>
      <text:p text:style-name="P12">So that,that difference can be added to the value every single time</text:p>
      <text:p text:style-name="P11">Now the error which comes in excel file is </text:p>
      <text:p text:style-name="P11">if we input our formula like</text:p>
      <text:p text:style-name="P11">A=1+B</text:p>
      <text:p text:style-name="P11">B=1+A</text:p>
      <text:p text:style-name="P11">then according to the logic it should run infinite time as the value of A is changed then value of B is changed as the value of B is changed the value of A is changed.</text:p>
      <text:p text:style-name="P11"><draw:custom-shape text:anchor-type="paragraph" draw:z-index="17" draw:name="Shape18" draw:style-name="gr7" draw:text-style-name="P21" svg:width="1.297cm" svg:height="1.297cm" svg:x="0.192cm" svg:y="0.284cm"><text:p text:style-name="P21">A</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8" draw:name="Shape18" draw:style-name="gr7" draw:text-style-name="P21" svg:width="1.297cm" svg:height="1.297cm" svg:x="2.574cm" svg:y="0.243cm"><text:p text:style-name="P21">B</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1"><draw:line text:anchor-type="paragraph" draw:z-index="19" draw:name="Shape19" draw:style-name="gr2" draw:text-style-name="P21" svg:x1="1.489cm" svg:y1="0.378cm" svg:x2="2.706cm" svg:y2="0.325cm"><text:p/></draw:line><draw:line text:anchor-type="paragraph" draw:z-index="20" draw:name="Shape20" draw:style-name="gr2" draw:text-style-name="P21" svg:x1="1.012cm" svg:y1="1.012cm" svg:x2="1.515cm" svg:y2="1.779cm"><text:p/></draw:line><draw:line text:anchor-type="paragraph" draw:z-index="21" draw:name="Shape21" draw:style-name="gr2" draw:text-style-name="P21" svg:x1="1.515cm" svg:y1="1.78cm" svg:x2="3.314cm" svg:y2="0.972cm"><text:p/></draw:line><draw:line text:anchor-type="paragraph" draw:z-index="22" draw:name="Shape22" draw:style-name="gr2" draw:text-style-name="P21" svg:x1="2.282cm" svg:y1="1.489cm" svg:x2="1.515cm" svg:y2="1.436cm"><text:p/></draw:line><draw:line text:anchor-type="paragraph" draw:z-index="23" draw:name="Shape23" draw:style-name="gr2" draw:text-style-name="P21" svg:x1="2.283cm" svg:y1="1.489cm" svg:x2="2.018cm" svg:y2="1.992cm"><text:p/></draw:line><draw:line text:anchor-type="paragraph" draw:z-index="24" draw:name="Shape24" draw:style-name="gr2" draw:text-style-name="P21" svg:x1="1.939cm" svg:y1="0.325cm" svg:x2="2.23cm" svg:y2="0.034cm"><text:p/></draw:line><draw:line text:anchor-type="paragraph" draw:z-index="25" draw:name="Shape25" draw:style-name="gr2" draw:text-style-name="P21" svg:x1="1.939cm" svg:y1="0.377cm" svg:x2="2.442cm" svg:y2="0.853cm"><text:p/></draw:line></text:p>
      <text:p text:style-name="P11"/>
      <text:p text:style-name="P11"/>
      <text:p text:style-name="P11"/>
      <text:p text:style-name="P11">So basically the above graph is a cyclic direct graph,it is also called DAG .Now this will run inffinite time but according to my code I <text:s/>have done some modification.</text:p>
      <text:p text:style-name="P11">For hiding the error I have allow the code to run one time so that no error comes in between.If we want to convert it into the excel programe then it can be done but I have just tried to cover up there error.</text:p>
      <text:p text:style-name="P17"/>
      <text:p text:style-name="P17"/>
      <text:p text:style-name="P17">-&gt;The above passage tells about the design of the algorithm</text:p>
      <text:p text:style-name="P17">-&gt;Now the next part will discuss about the analysis of the algorithm</text:p>
      <text:p text:style-name="P17"/>
      <text:p text:style-name="P17">-<text:span text:style-name="T8">&gt;DFS</text:span></text:p>
      <text:p text:style-name="P17">--<text:span text:style-name="T8">&gt;Setting and getting a vertex or the edge of the graph takes constant time let us say <text:s text:c="7"/>O(1) time .</text:span></text:p>
      <text:p text:style-name="P17">--<text:span text:style-name="T8">&gt;Now during this each vertex is explored twice one as unvisted and one as visited.</text:span></text:p>
      <text:p text:style-name="P17">--<text:span text:style-name="T8">&gt;Dfs runs into O(n+m) time provided the graph is represented by the adjacency list and in my code I have used an adjacency list structure so </text:span></text:p>
      <text:p text:style-name="P17"><text:tab/><text:span text:style-name="T9">addition of all the degree of vertex will be 2*m</text:span></text:p>
      <text:p text:style-name="P18"/>
      <text:p text:style-name="P18">Result function used in my code</text:p>
      <text:p text:style-name="P18">--&gt;That function is used just for aritmectic operation so it will run as many times a new formula is been inserted into it.</text:p>
      <text:p text:style-name="P18">--&gt;So let us assume there are 4 formula so O(4).</text:p>
      <text:p text:style-name="P19"/>
      <text:p text:style-name="P19"/>
      <text:p text:style-name="P19"/>
      <text:p text:style-name="P19"/>
      <text:p text:style-name="P19"/>
      <text:p text:style-name="P19"><text:soft-page-break/></text:p>
      <text:p text:style-name="P19">Now as per my code</text:p>
      <text:p text:style-name="P19">while(1)</text:p>
      <text:p text:style-name="P19">{</text:p>
      <text:p text:style-name="P19"><text:tab/>result();</text:p>
      <text:p text:style-name="P19"><text:tab/>dfs();</text:p>
      <text:p text:style-name="P19"><text:tab/><text:span text:style-name="T10">all visited node converted into unvisited node</text:span></text:p>
      <text:p text:style-name="P19">}</text:p>
      <text:p text:style-name="P20">The while loop breaks when there is no formula.</text:p>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officeooo:rsid="001c09c5"/>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Header"><text:span text:style-name="MT1"><text:s text:c="47"/>Spread Sheet Algorithm</text:span></text:p>
        <text:p text:style-name="Header"><text:tab/> <text:s text:c="70"/><text:span text:style-name="MT1">Mohit Vachhani</text:span></text:p>
        <text:p text:style-name="Header"><text:tab/> <text:s text:c="59"/><text:span text:style-name="MT1">1401073</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15T13:52:32.932756943</meta:creation-date>
    <meta:generator>LibreOffice/5.1.4.2$Linux_X86_64 LibreOffice_project/10m0$Build-2</meta:generator>
    <dc:date>2016-08-15T18:16:21.427925525</dc:date>
    <meta:editing-duration>PT56M54S</meta:editing-duration>
    <meta:editing-cycles>13</meta:editing-cycles>
    <meta:document-statistic meta:table-count="0" meta:image-count="0" meta:object-count="0" meta:page-count="4" meta:paragraph-count="82" meta:word-count="981" meta:character-count="5238" meta:non-whitespace-character-count="4104"/>
  </office:meta>
</office:document-meta>
</file>